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37"/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figure JPA And Initialized data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4-01-03" calcext:value-type="date" table:number-columns-spanned="1" table:number-rows-spanned="5">
            <text:p>03/01/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rency Conversion 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Feign Rest Client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Naming server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Eureka Naming server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8:08:04.0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03T18:11:56.189000000</dc:date>
    <meta:editing-duration>P2DT4H4M30S</meta:editing-duration>
    <meta:editing-cycles>67</meta:editing-cycles>
    <meta:generator>LibreOffice/7.2.2.2$Windows_X86_64 LibreOffice_project/02b2acce88a210515b4a5bb2e46cbfb63fe97d56</meta:generator>
    <meta:document-statistic meta:table-count="1" meta:cell-count="13" meta:object-count="0"/>
  </office:meta>
</office:document-meta>
</file>